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P4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5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6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9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1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Tahoma" fo:font-size="12pt" style:font-size-asian="12pt" style:font-name-complex="Tahoma" style:font-size-complex="12pt"/>
    </style:style>
    <style:style style:name="T1" style:family="text">
      <style:text-properties style:font-name-complex="Tahoma"/>
    </style:style>
    <style:style style:name="T2" style:family="text">
      <style:text-properties style:font-name-asian="Tahoma"/>
    </style:style>
    <style:style style:name="T3" style:family="text">
      <style:text-properties style:font-name-complex="Arial"/>
    </style:style>
    <style:style style:name="T4" style:family="text">
      <style:text-properties style:font-name-asian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2pt" style:font-name-asian="Arial" style:font-size-asian="12pt" style:font-name-complex="Arial" style:font-size-complex="12pt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fo:language="es" fo:country="AR" style:font-name-complex="Arial"/>
    </style:style>
    <style:style style:name="T11" style:family="text">
      <style:text-properties style:font-name="Arial" fo:language="es" fo:country="AR" style:font-name-asian="Arial" style:font-name-complex="Arial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fo:color="#000000" style:font-name="Tahoma" style:font-name-complex="Tahoma"/>
    </style:style>
    <style:style style:name="T14" style:family="text">
      <style:text-properties fo:color="#000000" style:font-name="Arial" style:font-name-complex="Arial"/>
    </style:style>
    <style:style style:name="T15" style:family="text">
      <style:text-properties fo:color="#000000" style:font-name="Arial" style:font-name-asian="Arial" style:font-name-complex="Arial"/>
    </style:style>
    <style:style style:name="T16" style:family="text">
      <style:text-properties fo:color="#000000" style:font-name="Arial" fo:font-size="12pt" style:font-size-asian="12pt" style:font-name-complex="Arial" style:font-size-complex="12pt"/>
    </style:style>
    <style:style style:name="T17" style:family="text"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$n_juzgado<text:span text:style-name="T2"> </text:span></text:p>
      <text:p text:style-name="P6">ACOMPAÑA<text:span text:style-name="T4"> </text:span>IUS.</text:p>
      <text:p text:style-name="P6"/>
      <text:p text:style-name="P7">Señor<text:span text:style-name="T4"> </text:span>Juez:</text:p>
      <text:p text:style-name="P2"><text:span text:style-name="T13">$abogado_descripcion</text:span><text:span text:style-name="T14">,</text:span><text:span text:style-name="T15"> </text:span><text:span text:style-name="T14">en</text:span><text:span text:style-name="T15"> </text:span><text:span text:style-name="T14">mi</text:span><text:span text:style-name="T15"> </text:span><text:span text:style-name="T14">carácter</text:span><text:span text:style-name="T15"> </text:span><text:span text:style-name="T14">de</text:span><text:span text:style-name="T15"> </text:span><text:span text:style-name="T14">apoderado</text:span><text:span text:style-name="T15"> </text:span><text:span text:style-name="T14">de</text:span><text:span text:style-name="T15"> </text:span><text:span text:style-name="T13">$nombre_empresa</text:span><text:span text:style-name="T14">.,</text:span><text:span text:style-name="T15"> </text:span><text:span text:style-name="T14">con</text:span><text:span text:style-name="T15"> </text:span><text:span text:style-name="T14">el</text:span><text:span text:style-name="T15"> </text:span><text:span text:style-name="T14">domicilio</text:span><text:span text:style-name="T15"> </text:span><text:span text:style-name="T14">constituido</text:span><text:span text:style-name="T15"> </text:span><text:span text:style-name="T14">en</text:span><text:span text:style-name="T15"> </text:span><text:span text:style-name="T14">autos</text:span><text:span text:style-name="T15"> </text:span><text:span text:style-name="T14">en</text:span><text:span text:style-name="T15"> </text:span><text:span text:style-name="T14">calle</text:span><text:span text:style-name="T15"> </text:span><text:span text:style-name="T14">48</text:span><text:span text:style-name="T15"> </text:span><text:span text:style-name="T14">Nº</text:span><text:span text:style-name="T15"> </text:span><text:span text:style-name="T14">726,</text:span><text:span text:style-name="T15"> </text:span><text:span text:style-name="T14">5º</text:span><text:span text:style-name="T15"> </text:span><text:span text:style-name="T14">Piso</text:span><text:span text:style-name="T15"> <text:s/></text:span><text:span text:style-name="T14">de</text:span><text:span text:style-name="T15"> </text:span><text:span text:style-name="T14">La</text:span><text:span text:style-name="T15"> </text:span><text:span text:style-name="T14">Plata,</text:span><text:span text:style-name="T11"> </text:span><text:span text:style-name="T10">en</text:span><text:span text:style-name="T11"> </text:span><text:span text:style-name="T10">los</text:span><text:span text:style-name="T11"> </text:span><text:span text:style-name="T10">autos</text:span><text:span text:style-name="T11"> </text:span><text:span text:style-name="T10">caratulados</text:span><text:span text:style-name="T11"> “</text:span><text:span text:style-name="T13">$nombre_empresa</text:span><text:span text:style-name="T14">.</text:span><text:span text:style-name="T15"> </text:span><text:span text:style-name="T14">c/</text:span><text:span text:style-name="T11"> <text:s text:c="16"/></text:span><text:span text:style-name="T13">$nombreCliente</text:span><text:span text:style-name="T12"> </text:span><text:span text:style-name="T14">s/</text:span><text:span text:style-name="T15"> </text:span><text:span text:style-name="T14">Cobro</text:span><text:span text:style-name="T15"> </text:span><text:span text:style-name="T14">Ejecutivo</text:span><text:span text:style-name="T15">” </text:span><text:span text:style-name="T9">a</text:span><text:span text:style-name="T12"> </text:span><text:span text:style-name="T9">V.</text:span><text:span text:style-name="T12"> </text:span><text:span text:style-name="T9">S.</text:span><text:span text:style-name="T12"> </text:span><text:span text:style-name="T9">digo:</text:span></text:p>
      <text:p text:style-name="P3">:</text:p>
      <text:p text:style-name="P11"/>
      <text:p text:style-name="P10"><text:span text:style-name="T5">I.-</text:span><text:span text:style-name="T6"> </text:span><text:span text:style-name="T7">Que</text:span><text:span text:style-name="T8"> </text:span><text:span text:style-name="T7">acompaño</text:span><text:span text:style-name="T8"> </text:span><text:span text:style-name="T7">al</text:span><text:span text:style-name="T8"> </text:span><text:span text:style-name="T7">presente</text:span><text:span text:style-name="T8"> </text:span><text:span text:style-name="T7">boleta</text:span><text:span text:style-name="T8"> </text:span><text:span text:style-name="T7">de</text:span><text:span text:style-name="T8"> </text:span><text:span text:style-name="T7">pago</text:span><text:span text:style-name="T8"> </text:span><text:span text:style-name="T7">de</text:span><text:span text:style-name="T8"> </text:span><text:span text:style-name="T7">anticipo</text:span><text:span text:style-name="T8"> </text:span><text:span text:style-name="T7">de</text:span><text:span text:style-name="T8"> </text:span><text:span text:style-name="T7">Jus</text:span><text:span text:style-name="T8"> </text:span><text:span text:style-name="T7">previsional</text:span><text:span text:style-name="T16">,</text:span><text:span text:style-name="T17"> </text:span><text:span text:style-name="T8"><text:s/></text:span><text:span text:style-name="T16">solicitando</text:span><text:span text:style-name="T17"> </text:span><text:span text:style-name="T16">se</text:span><text:span text:style-name="T17"> </text:span><text:span text:style-name="T16">tenga</text:span><text:span text:style-name="T17"> </text:span><text:span text:style-name="T16">presente.</text:span></text:p>
      <text:p text:style-name="P11"/>
      <text:p text:style-name="P8">PROVEER<text:span text:style-name="T4"> </text:span>DE<text:span text:style-name="T4"> </text:span>CONFORMIDAD</text:p>
      <text:p text:style-name="P8">SERA<text:span text:style-name="T4"> </text:span>JUSTICIA</text:p>
      <text:p text:style-name="P9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05-06T16:52:00</meta:creation-date>
    <dc:creator>geraldine</dc:creator>
    <dc:date>2012-05-06T17:01:00</dc:date>
    <meta:print-date>2008-09-15T20:29:00</meta:print-date>
    <meta:editing-cycles>4</meta:editing-cycles>
    <meta:editing-duration>PT1M</meta:editing-duration>
    <meta:generator>LibreOffice/3.4$Linux LibreOffice_project/340m1$Build-402</meta:generator>
    <meta:document-statistic meta:table-count="0" meta:image-count="0" meta:object-count="0" meta:page-count="1" meta:paragraph-count="8" meta:word-count="66" meta:character-count="439" meta:non-whitespace-character-count="362"/>
    <meta:user-defined meta:name="Información 1"/>
    <meta:user-defined meta:name="Información 2"/>
    <meta:user-defined meta:name="Información 3"/>
    <meta:user-defined meta:name="Información 4"/>
  </office:meta>
</office:document-meta>
</file>